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6" calcext:value-type="float">
            <text:p>98,6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79" calcext:value-type="float">
            <text:p>98,79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3" calcext:value-type="float">
            <text:p>98,33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53" calcext:value-type="float">
            <text:p>99,53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268" calcext:value-type="float">
            <text:p>99,268</text:p>
          </table:table-cell>
          <table:table-cell table:formula="of:=AVERAGE([.C2:.C11])" office:value-type="float" office:value="0.732" calcext:value-type="float">
            <text:p>0,732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46:11.717919822</meta:creation-date>
    <dc:date>2017-12-27T18:50:46.499305405</dc:date>
    <meta:editing-duration>PT4M36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